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7.5pt" fo:break-before="auto" style:use-optimal-row-height="true"/>
    </style:style>
    <style:style style:name="ro2" style:family="table-row">
      <style:table-row-properties style:row-height="143.26pt" fo:break-before="auto" style:use-optimal-row-height="true"/>
    </style:style>
    <style:style style:name="ro3" style:family="table-row">
      <style:table-row-properties style:row-height="96.01pt" fo:break-before="auto" style:use-optimal-row-height="true"/>
    </style:style>
    <style:style style:name="ro4" style:family="table-row">
      <style:table-row-properties style:row-height="174.76pt" fo:break-before="auto" style:use-optimal-row-height="true"/>
    </style:style>
    <style:style style:name="ro5" style:family="table-row">
      <style:table-row-properties style:row-height="64.49pt" fo:break-before="auto" style:use-optimal-row-height="true"/>
    </style:style>
    <style:style style:name="ro6" style:family="table-row">
      <style:table-row-properties style:row-height="48.76pt" fo:break-before="auto" style:use-optimal-row-height="true"/>
    </style:style>
    <style:style style:name="ro7" style:family="table-row">
      <style:table-row-properties style:row-height="111.74pt" fo:break-before="auto" style:use-optimal-row-height="true"/>
    </style:style>
    <style:style style:name="ro8" style:family="table-row">
      <style:table-row-properties style:row-height="126.85pt" fo:break-before="auto" style:use-optimal-row-height="true"/>
    </style:style>
    <style:style style:name="ro9" style:family="table-row">
      <style:table-row-properties style:row-height="32.8pt" fo:break-before="auto" style:use-optimal-row-height="true"/>
    </style:style>
    <style:style style:name="ro10" style:family="table-row">
      <style:table-row-properties style:row-height="17.35pt" fo:break-before="auto" style:use-optimal-row-height="true"/>
    </style:style>
    <style:style style:name="ro11" style:family="table-row">
      <style:table-row-properties style:row-height="64.15pt" fo:break-before="auto" style:use-optimal-row-height="true"/>
    </style:style>
    <style:style style:name="ro12" style:family="table-row">
      <style:table-row-properties style:row-height="80.25pt" fo:break-before="auto" style:use-optimal-row-height="true"/>
    </style:style>
    <style:style style:name="ro13" style:family="table-row">
      <style:table-row-properties style:row-height="33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office:value-type="string" calcext:value-type="string">
            <text:p>axe</text:p>
          </table:table-cell>
          <table:table-cell/>
          <table:table-cell office:value-type="string" calcext:value-type="string">
            <text:p>1) уволить</text:p>
            <text:p>There are plans to axe 2,600 staff.</text:p>
            <text:p>2) прекратить (план, систему, сервис) чтобы сохранить деньги</text:p>
            <text:p>TV’s longest running show is to be axe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1) prevent, not allow (officially)</text:p>
            <text:p>They seized his passport and barred him from leaving the country.</text:p>
            <text:p>Foreign journalists were barred from entering the country.</text:p>
            <text:p>2) преграждать</text:p>
            <text:p>A locked gate barred my entrance to the wood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d</text:p>
          </table:table-cell>
          <table:table-cell/>
          <table:table-cell office:value-type="string" calcext:value-type="string">
            <text:p>1) предложение цены</text:p>
            <text:p>We’ve made a <text:span text:style-name="T1">bid of nearly £400 million</text:span> for the company.</text:p>
            <text:p>2) attmept</text:p>
            <text:p>a desperate bid to free herself from a loveless marri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st</text:p>
          </table:table-cell>
          <table:table-cell office:value-type="string" calcext:value-type="string">
            <text:p>blɑːst</text:p>
          </table:table-cell>
          <table:table-cell office:value-type="string" calcext:value-type="string">
            <text:p>1) explosion</text:p>
            <text:p>Thirty-six people died in the blast.</text:p>
            <text:p>2) damage someone using gun or bomb</text:p>
            <text:p>She blasted her husband with a shotgun because he was having an affair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laze</text:p>
          </table:table-cell>
          <table:table-cell office:value-type="string" calcext:value-type="string">
            <text:p>bleɪz</text:p>
          </table:table-cell>
          <table:table-cell office:value-type="string" calcext:value-type="string">
            <text:p>1) fire, burn</text:p>
            <text:p>Helicopters were used to help fight the blaze.</text:p>
            <text:p>The room was warm, with a fire blazing in the hearth.</text:p>
            <text:p>2) сиять, сиять сильно</text:p>
            <text:p>the blaze of light from the security lamps</text:p>
            <text:p>A huge truck was advancing towards us, its headlights blazing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entive</text:p>
          </table:table-cell>
          <table:table-cell office:value-type="string" calcext:value-type="string">
            <text:p>ɪnˈsentɪv</text:p>
          </table:table-cell>
          <table:table-cell office:value-type="string" calcext:value-type="string">
            <text:p>Стимул</text:p>
            <text:p>Awards provide an incentive for young people to improve their skill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centivize</text:p>
          </table:table-cell>
          <table:table-cell office:value-type="string" calcext:value-type="string">
            <text:p>ɪnˈsentəvaɪz</text:p>
          </table:table-cell>
          <table:table-cell office:value-type="string" calcext:value-type="string">
            <text:p>стимулировать</text:p>
            <text:p>How should a company incentivize its employees?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1) вдохновлять, одобрять</text:p>
            <text:p>Fleur <text:span text:style-name="T1">encouraged Dana in her ambition</text:span> to become a model.</text:p>
            <text:p>2) убедить</text:p>
            <text:p>A 10p rise in cigarette prices is not enough to <text:span text:style-name="T1">encourage smokers to stop.</text:span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1) толчок, поддержка</text:p>
            <text:p>The community will get a boost from a new library and recreation center.</text:p>
            <text:p>2) increase, improve</text:p>
            <text:p>Oil exports boosted the economy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spute</text:p>
          </table:table-cell>
          <table:table-cell office:value-type="string" calcext:value-type="string">
            <text:p>dɪˈspjuːt</text:p>
          </table:table-cell>
          <table:table-cell office:value-type="string" calcext:value-type="string">
            <text:p>1) спор (public)</text:p>
            <text:p>He got into a <text:span text:style-name="T1">dispute over a taxi fare</text:span>.(о)</text:p>
            <text:p>The firm is involved in a legal dispute with a rival company.</text:p>
            <text:p>2) оспаривать</text:p>
            <text:p>The main facts of the book have never been dispute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ash</text:p>
          </table:table-cell>
          <table:table-cell/>
          <table:table-cell table:style-name="ce2" office:value-type="string" calcext:value-type="string">
            <text:p>1) сталкиваться, бороться, столкновение</text:p>
            <text:p>Police have clashed with demonstrators again today.</text:p>
            <text:p>violent clashes between police and demonstrators</text:p>
            <text:p>2) спорить, спор</text:p>
            <text:p>The two men have clashed over the report’s conclusions.</text:p>
            <text:p>The two men have <text:span text:style-name="T1">clashed over the report’s conclusions</text:span>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urb</text:p>
          </table:table-cell>
          <table:table-cell office:value-type="string" calcext:value-type="string">
            <text:p>kɜːb</text:p>
          </table:table-cell>
          <table:table-cell office:value-type="string" calcext:value-type="string">
            <text:p>сдерживать</text:p>
            <text:p>measures to curb the spread of the viru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rive</text:p>
          </table:table-cell>
          <table:table-cell/>
          <table:table-cell office:value-type="string" calcext:value-type="string">
            <text:p>Усилия</text:p>
            <text:p>a nationwide drive to crack down on crime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gem</text:p>
          </table:table-cell>
          <table:table-cell office:value-type="string" calcext:value-type="string">
            <text:p>dʒem</text:p>
          </table:table-cell>
          <table:table-cell office:value-type="string" calcext:value-type="string">
            <text:p>драгоценный камень</text:p>
            <text:p>precious gems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jewel</text:p>
          </table:table-cell>
          <table:table-cell office:value-type="string" calcext:value-type="string">
            <text:p>dʒuːəl</text:p>
          </table:table-cell>
          <table:table-cell office:value-type="string" calcext:value-type="string">
            <text:p>a jewel thief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o-ahead</text:p>
          </table:table-cell>
          <table:table-cell/>
          <table:table-cell office:value-type="string" calcext:value-type="string">
            <text:p>одобрение</text:p>
            <text:p>The company has been given the go-ahead to build a new supermarket.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ударить по чему-то (по месту)</text:p>
            <text:p>The village has been hit by a devastating drought.</text:p>
            <text:p> Hurricane Louis is expected to hit at the weekend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ordeal</text:p>
          </table:table-cell>
          <table:table-cell office:value-type="string" calcext:value-type="string">
            <text:p>ɔːˈdiːl</text:p>
          </table:table-cell>
          <table:table-cell office:value-type="string" calcext:value-type="string">
            <text:p>суровое испытание / процесс</text:p>
            <text:p>She then had to go through the ordeal of giving evidenc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oust</text:p>
          </table:table-cell>
          <table:table-cell office:value-type="string" calcext:value-type="string">
            <text:p>aʊst</text:p>
          </table:table-cell>
          <table:table-cell office:value-type="string" calcext:value-type="string">
            <text:p>вытеснять от власти</text:p>
            <text:p>The Communists were finally ousted from power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lea</text:p>
          </table:table-cell>
          <table:table-cell office:value-type="string" calcext:value-type="string">
            <text:p>pliː</text:p>
          </table:table-cell>
          <table:table-cell office:value-type="string" calcext:value-type="string">
            <text:p>запрос, мольба</text:p>
            <text:p>Caldwell made a plea for donations.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pledge n, v</text:p>
          </table:table-cell>
          <table:table-cell office:value-type="string" calcext:value-type="string">
            <text:p>pledʒ</text:p>
          </table:table-cell>
          <table:table-cell office:value-type="string" calcext:value-type="string">
            <text:p>обещание, обещать</text:p>
            <text:p>a <text:span text:style-name="T1">pledge of support </text:span>for the plan</text:p>
            <text:p>Moore pledged $100,000 to the orchestra at the fund-raising dinner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loy</text:p>
          </table:table-cell>
          <table:table-cell office:value-type="string" calcext:value-type="string">
            <text:p>plɔɪ</text:p>
          </table:table-cell>
          <table:table-cell office:value-type="string" calcext:value-type="string">
            <text:p>уловка</text:p>
            <text:p>a smart ploy to win v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l n, v</text:p>
          </table:table-cell>
          <table:table-cell/>
          <table:table-cell office:value-type="string" calcext:value-type="string">
            <text:p>Опрос, спрашивать</text:p>
            <text:p>A recent poll found that 80% of Californians support the governor.</text:p>
            <text:p>a <text:span text:style-name="T1">poll on eating habits</text:span></text:p>
            <text:p>18% of the women we polled said their husbands had a drinking problem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robe</text:p>
          </table:table-cell>
          <table:table-cell office:value-type="string" calcext:value-type="string">
            <text:p>prəʊb</text:p>
          </table:table-cell>
          <table:table-cell office:value-type="string" calcext:value-type="string">
            <text:p>investigate</text:p>
            <text:p>I don’t want to probe too deeply into your personal affairs.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riddle</text:p>
          </table:table-cell>
          <table:table-cell office:value-type="string" calcext:value-type="string">
            <text:p>ˈrɪdl</text:p>
          </table:table-cell>
          <table:table-cell office:value-type="string" calcext:value-type="string">
            <text:p>загадка</text:p>
            <text:p>See if you can solve this riddle.</text:p>
            <text:p>The police have been unable to solve the riddle of her disappearance.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strife</text:p>
          </table:table-cell>
          <table:table-cell office:value-type="string" calcext:value-type="string">
            <text:p>straɪf</text:p>
          </table:table-cell>
          <table:table-cell office:value-type="string" calcext:value-type="string">
            <text:p>conflict</text:p>
            <text:p>a time of political strife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hreat</text:p>
          </table:table-cell>
          <table:table-cell/>
          <table:table-cell office:value-type="string" calcext:value-type="string">
            <text:p>1) угроза</text:p>
            <text:p>Your threats don’t scare me.</text:p>
            <text:p>2) опасность</text:p>
            <text:p>The fighting is a major threat to stability in the region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vow n, v</text:p>
          </table:table-cell>
          <table:table-cell office:value-type="string" calcext:value-type="string">
            <text:p>vaʊ</text:p>
          </table:table-cell>
          <table:table-cell office:value-type="string" calcext:value-type="string">
            <text:p>Обещание, обещать</text:p>
            <text:p>Jim made a vow that he would find his wife’s killer.</text:p>
            <text:p>Supporters have vowed to continue the protest until Adams is released.</text:p>
            <text:p/>
          </table:table-cell>
          <table:table-cell table:number-columns-repeated="1021"/>
        </table:table-row>
        <table:table-row table:style-name="ro10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жениться</text:p>
          </table:table-cell>
          <table:table-cell table:number-columns-repeated="1021"/>
        </table:table-row>
        <table:table-row table:style-name="ro10" table:number-rows-repeated="1048545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13:45:56.917244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1M19S</meta:editing-duration>
    <meta:editing-cycles>9</meta:editing-cycles>
    <meta:generator>LibreOffice/6.0.7.3$Linux_X86_64 LibreOffice_project/00m0$Build-3</meta:generator>
    <dc:date>2021-11-06T22:03:07.161453334</dc:date>
    <meta:document-statistic meta:table-count="1" meta:cell-count="76" meta:object-count="0"/>
    <meta:template xlink:type="simple" xlink:actuate="onRequest" xlink:title="vocabularyUnit" xlink:href="../../../../Templates/vocabularyUnit.ots" meta:date="2021-07-23T23:09:37.744245147"/>
  </office:meta>
</office:document-meta>
</file>